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enter rock or paper or scissor r</text:p>
      <text:p text:style-name="Standard">computer wins</text:p>
      <text:p text:style-name="Standard"/>
      <text:p text:style-name="Standard"/>
      <text:p text:style-name="Standard"/>
      <text:p text:style-name="Standard">press r to rollr</text:p>
      <text:p text:style-name="Standard">u got <text:s/>2</text:p>
      <text:p text:style-name="Standard">new position is 2</text:p>
      <text:p text:style-name="Standard">press r to rollr</text:p>
      <text:p text:style-name="Standard">u got <text:s/>1</text:p>
      <text:p text:style-name="Standard">new position is 3</text:p>
      <text:p text:style-name="Standard">press r to rollr</text:p>
      <text:p text:style-name="Standard">u got <text:s/>5</text:p>
      <text:p text:style-name="Standard">new position is 8</text:p>
      <text:p text:style-name="Standard">i got the ladder </text:p>
      <text:p text:style-name="Standard">press r to rollr</text:p>
      <text:p text:style-name="Standard">u got <text:s/>3</text:p>
      <text:p text:style-name="Standard">new position is 40</text:p>
      <text:p text:style-name="Standard">press r to rollr</text:p>
      <text:p text:style-name="Standard">u got <text:s/>5</text:p>
      <text:p text:style-name="Standard">new position is 45</text:p>
      <text:p text:style-name="Standard">press r to rollr</text:p>
      <text:p text:style-name="Standard">u got <text:s/>2</text:p>
      <text:p text:style-name="Standard">new position is 47</text:p>
      <text:p text:style-name="Standard">press r to rollr</text:p>
      <text:p text:style-name="Standard">u got <text:s/>3</text:p>
      <text:p text:style-name="Standard">new position is 50</text:p>
      <text:p text:style-name="Standard">press r to ro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44:29.318140271</meta:creation-date>
    <dc:date>2018-10-04T12:51:24.294607877</dc:date>
    <meta:editing-duration>PT6M5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5" meta:word-count="94" meta:character-count="369" meta:non-whitespace-character-count="291"/>
  </office:meta>
</office:document-meta>
</file>